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a6b7d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e533527" style:font-name-asian="HG Mincho Light J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style:font-size-asian="12pt" style:font-size-complex="12pt"/>
    </style:style>
    <style:style style:name="T27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style:font-size-asian="12pt" style:font-size-complex="12pt"/>
    </style:style>
    <style:style style:name="T327" style:family="text">
      <style:text-properties style:use-window-font-color="true" loext:opacity="0%" style:font-name="Liberation Sans" officeooo:rsid="0f9c0235"/>
    </style:style>
    <style:style style:name="T328" style:family="text">
      <style:text-properties officeooo:rsid="04473353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officeooo:rsid="0aace3cd"/>
    </style:style>
    <style:style style:name="T331" style:family="text">
      <style:text-properties fo:font-size="10pt" style:font-size-asian="10pt" style:font-size-complex="10pt"/>
    </style:style>
    <style:style style:name="T33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officeooo:rsid="0eef9ccc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style:font-size-asian="12pt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b644c2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6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2"><text:s/></text:span><text:span text:style-name="T242"><text:user-field-get text:name="Version">11</text:user-field-get></text:span><text:span text:style-name="Strong_20_Emphasis"><text:span text:style-name="T272"><text:s/></text:span></text:span><text:span text:style-name="Strong_20_Emphasis"><text:span text:style-name="T273">LTS</text:span></text:span><text:span text:style-name="T243"><text:note text:id="ftn1" text:note-class="footnote"><text:note-citation>1</text:note-citation><text:note-body><text:p text:style-name="P26"><text:span text:style-name="T280">LTS</text:span><text:span text:style-name="T288"> </text:span><text:span text:style-name="T289">staat voor</text:span><text:span text:style-name="T290"> </text:span><text:span text:style-name="T280">Long-Term Support, langetermijnondersteuning, </text:span><text:span text:style-name="T291">en </text:span><text:span text:style-name="T293">d</text:span><text:span text:style-name="T291">eze </text:span><text:span text:style-name="T296"><text:user-field-get text:name="Distro">Debian</text:user-field-get></text:span><text:span text:style-name="T297"><text:s/></text:span><text:span text:style-name="T297"><text:user-field-get text:name="Version">11</text:user-field-get></text:span><text:span text:style-name="Strong_20_Emphasis"><text:span text:style-name="T274"><text:s/></text:span></text:span><text:span text:style-name="T291">LTS </text:span><text:span text:style-name="T294">(codenaam </text:span><text:span text:style-name="T295">B</text:span><text:span text:style-name="T294">ullseye) </text:span><text:span text:style-name="T289">van</text:span><text:span text:style-name="T292"> </text:span><text:span text:style-name="T285">augustus </text:span><text:span text:style-name="Strong_20_Emphasis"><text:span text:style-name="T180"><text:user-field-get style:data-style-name="N0" text:name="Releaseyear">2021</text:user-field-get></text:span></text:span><text:span text:style-name="T285"><text:s/></text:span><text:span text:style-name="T280">wordt </text:span><text:span text:style-name="T286">vijf</text:span><text:span text:style-name="T280"> jaar onder</text:span><text:span text:style-name="T292">houden</text:span><text:span text:style-name="T287"> </text:span><text:span text:style-name="T280">tot </text:span><text:span text:style-name="T285">augustus</text:span><text:span text:style-name="T281"> </text:span><text:span text:style-name="T280">202</text:span><text:span text:style-name="T282">6</text:span><text:span text:style-name="T283">.</text:span></text:p></text:note-body></text:note></text:span><text:span text:style-name="T244"> </text:span><text:span text:style-name="T244"><text:user-field-get text:name="Edition">desktop</text:user-field-get></text:span><text:span text:style-name="T245">.</text:span></text:p>
      <text:p text:style-name="P4"/>
      <text:p text:style-name="P79"><text:span text:style-name="T38">Kijk op</text:span><text:span text:style-name="T265"> </text:span><text:a xlink:type="simple" xlink:href="https://karelzimmer.nl/" text:style-name="Internet_20_link" text:visited-style-name="Visited_20_Internet_20_Link"><text:span text:style-name="T9">karelzimmer.nl</text:span></text:a><text:span text:style-name="T265"> </text:span><text:span text:style-name="T300">voor</text:span><text:span text:style-name="T301"> </text:span><text:span text:style-name="T302">deze en andere </text:span><text:span text:style-name="T303">Linux documenten</text:span><text:span text:style-name="T39">, scripts, </text:span><text:span text:style-name="T40">en informatie</text:span><text:span text:style-name="T39">.</text:span></text:p>
      <text:p text:style-name="P4"/>
      <text:p text:style-name="P4"><text:span text:style-name="T30">D</text:span><text:span text:style-name="T29">it is een invulbare PD</text:span><text:span text:style-name="T31">F</text:span><text:span text:style-name="T29"> met tekst- en keuzevakken; </text:span><text:span text:style-name="T32">a</text:span><text:span text:style-name="T29">fdrukken is niet noodzakelijk.</text:span></text:p>
      <text:p text:style-name="P35"/>
      <text:p text:style-name="P91"><text:span text:style-name="T1">V</text:span><text:span text:style-name="T19">ul de waarden in het </text:span><text:span text:style-name="Strong_20_Emphasis"><text:span text:style-name="T365">tekstvak</text:span></text:span><text:span text:style-name="T19"> achter de </text:span><text:span text:style-name="Definition"><text:span text:style-name="T8">schuingedrukte</text:span></text:span><text:span text:style-name="T1"> </text:span><text:span text:style-name="T20">woorden, </text:span><text:span text:style-name="T304">zie </text:span><text:span text:style-name="T327">[</text:span><text:span text:style-name="T304">toelichting</text:span><text:span text:style-name="T327">]</text:span><text:span text:style-name="T20">:</text:span></text:p>
      <text:p text:style-name="P29"><text:span text:style-name="Definition"><text:span text:style-name="T306">g</text:span></text:span><text:span text:style-name="Definition"><text:span text:style-name="T305">ebruiker</text:span></text:span><text:span text:style-name="T308"><text:tab/><text:tab/></text:span><text:span text:style-name="T326"> <text:tab/><text:tab/></text:span><text:span text:style-name="T309"><draw:control text:anchor-type="as-char" svg:y="-0.429cm" draw:z-index="8" draw:name="Gebruiker" draw:style-name="gr2" draw:text-style-name="P94" svg:width="6.061cm" svg:height="0.6cm" draw:control="control9"><svg:title>Gebruiker</svg:title><svg:desc>Volledige naam, bijv. Jan Stek</svg:desc></draw:control></text:span><text:span text:style-name="T309"><text:tab/></text:span><text:span text:style-name="T310">[</text:span><text:span text:style-name="T307">volledige naam, bijv. </text:span><text:span text:style-name="T323">J</text:span><text:span text:style-name="T324">a</text:span><text:span text:style-name="T323">n </text:span><text:span text:style-name="T324">Jansen</text:span><text:span text:style-name="T325">]</text:span></text:p>
      <text:p text:style-name="Standard"><text:span text:style-name="Definition"><text:span text:style-name="T306">g</text:span></text:span><text:span text:style-name="Definition">ebruikersnaam</text:span><text:span text:style-name="T305"><text:tab/></text:span><text:span text:style-name="T305"><draw:control text:anchor-type="as-char" svg:y="-0.429cm" draw:z-index="9" draw:name="Gberuikersnaam" draw:style-name="gr2" draw:text-style-name="P94" svg:width="6.061cm" svg:height="0.6cm" draw:control="control10"><svg:title>Gebruikersnaam</svg:title><svg:desc>Korte naam, bijv. jan</svg:desc></draw:control></text:span><text:span text:style-name="T305"><text:tab/></text:span><text:span text:style-name="T11">[</text:span><text:span text:style-name="T10">korte naam, bijv. </text:span><text:span text:style-name="T262">j</text:span><text:span text:style-name="T263">a</text:span><text:span text:style-name="T262">n</text:span><text:span text:style-name="T264">]</text:span></text:p>
      <text:p text:style-name="P28"><text:span text:style-name="Definition"><text:span text:style-name="T312">c</text:span></text:span><text:span text:style-name="Definition">omputernaam</text:span><text:span text:style-name="T311"><text:tab/><text:tab/></text:span><text:span text:style-name="T309"><draw:control text:anchor-type="as-char" svg:y="-0.429cm" draw:z-index="10" draw:name="Computernaam" draw:style-name="gr2" draw:text-style-name="P94" svg:width="6.061cm" svg:height="0.6cm" draw:control="control11"><svg:title>Computernaam</svg:title><svg:desc>Unieke naam van de computer</svg:desc></draw:control></text:span><text:span text:style-name="T309"><text:tab/></text:span><text:span text:style-name="T320">[</text:span><text:span text:style-name="T316">naam van de compute</text:span><text:span text:style-name="T317">r, </text:span><text:span text:style-name="T318">bijv. p</text:span><text:span text:style-name="T319">c02</text:span><text:span text:style-name="T320">]</text:span></text:p>
      <text:p text:style-name="P28"><text:span text:style-name="Definition"><text:span text:style-name="T306">o</text:span></text:span><text:span text:style-name="Definition"><text:span text:style-name="T305">pstartmenu</text:span></text:span><text:span text:style-name="T309"><text:tab/><text:tab/><text:tab/></text:span><text:span text:style-name="T309"><draw:control text:anchor-type="as-char" svg:y="-0.429cm" draw:z-index="11" draw:name="Opstartmenu" draw:style-name="gr2" draw:text-style-name="P94" svg:width="6.061cm" svg:height="0.6cm" draw:control="control12"><svg:title>Opstartmenu</svg:title><svg:desc>Toets voor het opstartmenu ("bootmenu")</svg:desc></draw:control></text:span><text:span text:style-name="T309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33"><text:span text:style-name="Definition"><text:span text:style-name="T313">i</text:span></text:span><text:span text:style-name="Definition"><text:span text:style-name="T314">nstellingen</text:span></text:span><text:span text:style-name="T315"><text:tab/> <text:tab/><text:tab/></text:span><text:span text:style-name="T315"><draw:control text:anchor-type="as-char" svg:y="-0.429cm" draw:z-index="7" draw:name="Instellingen" draw:style-name="gr2" draw:text-style-name="P94" svg:width="6.061cm" svg:height="0.6cm" draw:control="control8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1"><text:span text:style-name="Definition"><text:span text:style-name="T341">g</text:span></text:span><text:span text:style-name="Definition"><text:span text:style-name="T340">ebruiker</text:span></text:span><text:span text:style-name="Definition"><text:span text:style-name="T342">2</text:span></text:span><text:span text:style-name="T343"><text:tab/></text:span><text:span text:style-name="T355"> <text:tab/><text:tab/></text:span><text:span text:style-name="T344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44"><text:tab/></text:span><text:span text:style-name="T345">[</text:span><text:span text:style-name="T346">volledige naam </text:span><text:span text:style-name="T347">evt. 2</text:span><text:span text:style-name="T356">e</text:span><text:span text:style-name="T347"> gebruiker</text:span><text:span text:style-name="T348">]</text:span></text:p>
      <text:p text:style-name="P75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42">2</text:span></text:span><text:span text:style-name="T349"><text:tab/></text:span><text:span text:style-name="T349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text:span text:style-name="T349"><text:tab/></text:span><text:span text:style-name="T351">[</text:span><text:span text:style-name="T350">korte naam</text:span><text:span text:style-name="T352"> </text:span><text:span text:style-name="T353">evt. 2</text:span><text:span text:style-name="T357">e</text:span><text:span text:style-name="T353"> gebruiker</text:span><text:span text:style-name="T354">]</text:span></text:p>
      <text:p text:style-name="P31"><text:span text:style-name="T250">Vervang </text:span><text:span text:style-name="Definition"><text:span text:style-name="T13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6"/>
      <text:p text:style-name="P30"><text:span text:style-name="Strong_20_Emphasis"><text:span text:style-name="T258"/></text:span></text:p>
      <text:p text:style-name="P32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3"> onder </text:span><text:span text:style-name="T259">Linux</text:span><text:span text:style-name="T254">.</text:span></text:p>
      <text:p text:style-name="P22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7"><text:span text:style-name="Strong_20_Emphasis"><text:span text:style-name="T257"/></text:span></text:p>
      <text:p text:style-name="P27"><text:span text:style-name="Strong_20_Emphasis"><text:span text:style-name="T257"/></text:span></text:p>
      <text:list xml:id="list2123038692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7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8"><text:note text:id="ftn2" text:note-class="footnote"><text:note-citation>2</text:note-citation><text:note-body><text:p text:style-name="P23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Definition"><text:span text:style-name="T332">gebruiker</text:span>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2" draw:name="Vorm4" draw:style-name="gr1" draw:text-style-name="P9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2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4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1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5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38"/>
      <text:list xml:id="list82512316481607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7">Start de computer op vanaf </text:span><text:span text:style-name="T278">een </text:span><text:span text:style-name="T269"><text:user-field-get text:name="Distro">Debian</text:user-field-get></text:span><text:span text:style-name="T270"><text:s/></text:span><text:span text:style-name="T270"><text:user-field-get text:name="Version">11</text:user-field-get></text:span><text:span text:style-name="Strong_20_Emphasis"><text:span text:style-name="T267"><text:s/></text:span></text:span><text:span text:style-name="T279">Live</text:span><text:span text:style-name="T159"><text:note text:id="ftn5" text:note-class="footnote"><text:note-citation>1</text:note-citation><text:note-body><text:p text:style-name="P26"><text:span text:style-name="T328">Vanaf ee</text:span>n Live <text:span text:style-name="T366">usb</text:span><text:span text:style-name="T330">-stick </text:span><text:span text:style-name="T336">(</text:span><text:span text:style-name="T330">of </text:span><text:span text:style-name="T336">dvd</text:span><text:span text:style-name="T284">)</text:span><text:span text:style-name="T331"> </text:span>kunt <text:span text:style-name="T328">u opstarten en</text:span> met <text:span text:style-name="T298"><text:user-field-get text:name="Distro">Debian</text:user-field-get></text:span><text:span text:style-name="T299"><text:s/></text:span>werken zonder deze te installeren.</text:p></text:note-body></text:note></text:span><text:span text:style-name="T158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5"><text:span text:style-name="T21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4">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33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1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1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84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76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58"> </text:span><text:span text:style-name="T164">of dvd.</text:span></text:p>
            <text:p text:style-name="P49"><text:span text:style-name="T161">Opstartmenu/</text:span><text:span text:style-name="T162">boot menu</text:span><text:span text:style-name="T161"> </text:span><text:span text:style-name="T158">via </text:span><text:span text:style-name="Definition"><text:span text:style-name="T5">opstartmenu</text:span></text:span><text:span text:style-name="T158">, </text:span><text:span text:style-name="T161">instellingen/</text:span><text:span text:style-name="T162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3">Als het scherm </text:span></text:span><text:span text:style-name="Strong_20_Emphasis"><text:span text:style-name="T132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04"><draw:control text:anchor-type="as-char" draw:z-index="14" draw:name="Vorm13_1" draw:style-name="gr1" draw:text-style-name="P9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6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27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4">Bij </text:span></text:span><text:span text:style-name="Strong_20_Emphasis"><text:span text:style-name="T133">Welcome</text:span></text:span><text:span text:style-name="Strong_20_Emphasis"><text:span text:style-name="T44"> kies </text:span></text:span><text:span text:style-name="Strong_20_Emphasis"><text:span text:style-name="T133">Nederlands</text:span></text:span><text:span text:style-name="Strong_20_Emphasis"><text:span text:style-name="T44"> en klik op </text:span></text:span><text:span text:style-name="Strong_20_Emphasis"><text:span text:style-name="T133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9">Locatie</text:span> kies bij <text:span text:style-name="T329">Regio</text:span> voor <text:span text:style-name="T329">Europa</text:span> en klik op <text:span text:style-name="T329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9">Toetsenbord</text:span> kies <text:span text:style-name="T329">English (US)</text:span> en klik op <text:span text:style-name="T329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><text:s/></text:span></text:span><text:span text:style-name="Strong_20_Emphasis"><text:span text:style-name="T104"><draw:control text:anchor-type="as-char" draw:z-index="15" draw:name="Vorm13_4" draw:style-name="gr1" draw:text-style-name="P9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5">selecteer</text:span><text:span text:style-name="T6"> </text:span><text:span text:style-name="T7">de </text:span><text:span text:style-name="T6">gewenste </text:span><text:span text:style-name="T276">optie </text:span><text:span text:style-name="Strong_20_Emphasis"><text:span text:style-name="T46">en klik op </text:span></text:span><text:span text:style-name="Strong_20_Emphasis"><text:span text:style-name="T134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2">Bij </text:span></text:span><text:span text:style-name="Strong_20_Emphasis"><text:span text:style-name="T131">Gebruikers</text:span></text:span><text:span text:style-name="Strong_20_Emphasis"><text:span text:style-name="T112"> vul in </text:span></text:span><text:span text:style-name="Strong_20_Emphasis"><text:span text:style-name="T135">Wat is je naam?</text:span></text:span><text:span text:style-name="Strong_20_Emphasis"><text:span text:style-name="T47"> </text:span></text:span><text:span text:style-name="Definition"><text:span text:style-name="T14">gebruiker</text:span></text:span><text:span text:style-name="Strong_20_Emphasis"><text:span text:style-name="T102">,</text:span></text:span><text:span text:style-name="Strong_20_Emphasis"><text:span text:style-name="T48"> </text:span></text:span><text:span text:style-name="Strong_20_Emphasis"><text:span text:style-name="T135">Welke naam wil je gebruiken om in te loggen?</text:span></text:span><text:span text:style-name="Strong_20_Emphasis"><text:span text:style-name="T48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4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9"> </text:span></text:span><text:span text:style-name="Definition"><text:span text:style-name="T14">computernaam</text:span></text:span><text:span text:style-name="Strong_20_Emphasis"><text:span text:style-name="T47">, </text:span></text:span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19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4" draw:name="Vorm14" draw:style-name="gr1" draw:text-style-name="P9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2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0">Installeer</text:span></text:span><text:span text:style-name="Strong_20_Emphasis"><text:span text:style-name="T41">.</text:span></text:span></text:p>
          </table:table-cell>
        </table:table-row>
      </table:table>
      <text:p text:style-name="P48"><text:span text:style-name="Strong_20_Emphasis"><text:span text:style-name="T115"/></text:span></text:p>
      <text:list xml:id="list82513411364403" text:continue-numbering="true" text:style-name="L1">
        <text:list-item>
          <text:p text:style-name="P92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0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7"><text:s/></text:span></text:span><text:span text:style-name="Strong_20_Emphasis"><text:span text:style-name="T104"><draw:control text:anchor-type="as-char" draw:z-index="5" draw:name="Vorm22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3">Aanmelden als </text:span></text:span><text:span text:style-name="Definition"><text:span text:style-name="T14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8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5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7"><text:s/></text:span></text:span><text:span text:style-name="Strong_20_Emphasis"><text:span text:style-name="T104"><draw:control text:anchor-type="as-char" draw:z-index="6" draw:name="Vorm33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0"><text:span text:style-name="Strong_20_Emphasis"><text:span text:style-name="T53"><text:tab/></text:span></text:span></text:p>
      <text:p text:style-name="P51"><text:span text:style-name="Strong_20_Emphasis"><text:span text:style-name="T73"/></text:span></text:p>
      <text:list xml:id="list82512727966756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7"><text:s/></text:span></text:span><text:span text:style-name="Strong_20_Emphasis"><text:span text:style-name="T104"><draw:control text:anchor-type="as-char" draw:z-index="16" draw:name="Vorm36_0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3">Aanmelden als </text:span></text:span><text:span text:style-name="Definition"><text:span text:style-name="T14">gebruiker</text:span></text:span><text:span text:style-name="Strong_20_Emphasis"><text:span text:style-name="T58"><text:note text:id="ftn9" text:note-class="footnote"><text:note-citation>1</text:note-citation><text:note-body><text:p text:style-name="P73"><text:span text:style-name="User_20_Entry"><text:span text:style-name="T166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Definition"><text:span text:style-name="T332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7"><text:s/></text:span></text:span><text:span text:style-name="Strong_20_Emphasis"><text:span text:style-name="T104"><draw:control text:anchor-type="as-char" draw:z-index="17" draw:name="Vorm36_2" draw:style-name="gr1" draw:text-style-name="P93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5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2"><text:span text:style-name="Strong_20_Emphasis"><text:span text:style-name="T100"/></text:span></text:p>
      <text:p text:style-name="P19"/>
      <text:p text:style-name="P19"/>
      <text:p text:style-name="P86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6"> installatie van </text:span><text:span text:style-name="T266"><text:user-field-get text:name="Distro">Debian</text:user-field-get></text:span><text:span text:style-name="T270"><text:s/></text:span><text:span text:style-name="T270"><text:user-field-get text:name="Version">11</text:user-field-get></text:span><text:span text:style-name="Strong_20_Emphasis"><text:span text:style-name="T267"><text:s/></text:span></text:span><text:span text:style-name="Strong_20_Emphasis"><text:span text:style-name="T268">LTS </text:span></text:span><text:span text:style-name="Strong_20_Emphasis"><text:span text:style-name="T271"><text:user-field-get text:name="Edition">desktop</text:user-field-get></text:span></text:span><text:span text:style-name="Strong_20_Emphasis"><text:span text:style-name="T271"><text:s/></text:span></text:span><text:span text:style-name="T266">is voltooid.</text:span></text:p>
      <text:p text:style-name="P41"/>
      <text:p text:style-name="P34"><text:span text:style-name="Emphasis"><text:span text:style-name="T358">Geschreven </text:span></text:span><text:span text:style-name="Emphasis"><text:span text:style-name="T362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1"><text:s/></text:span></text:span><text:span text:style-name="Emphasis"><text:span text:style-name="T35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9">Karel Zimmer</text:span></text:span></text:a><text:span text:style-name="Emphasis"><text:span text:style-name="T35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0">Creative Commons Publiek Domein Verklaring</text:span></text:span></text:a><text:span text:style-name="Emphasis"><text:span text:style-name="T3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solid" style:text-underline-width="auto" style:text-underline-color="font-color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31T08:25:10.963591025">31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8:25:10.801499784</dc:date>
    <meta:keyword>Installatie</meta:keyword>
    <meta:keyword>Checklist</meta:keyword>
    <meta:keyword>Linux</meta:keyword>
    <meta:editing-cycles>6722</meta:editing-cycles>
    <meta:editing-duration>P11DT20H5M40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5" meta:character-count="5029" meta:non-whitespace-character-count="4316"/>
    <meta:user-defined meta:name="Info 1"/>
    <meta:user-defined meta:name="Info 2"/>
    <meta:user-defined meta:name="Info 3"/>
    <meta:user-defined meta:name="Info 4"/>
  </office:meta>
</office:document-meta>
</file>